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ILCHEZ CASTRO, MARIA GLOR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211729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ILCHEZ CASTRO, MARIA GLOR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11729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2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9T21:35:4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